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Source.StringSource( String text , String systemId ,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ingSource.ge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Source.StringSource(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Source.getIn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ingSourc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Source.get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Source.StringSource( String text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